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FpvSansImage#%</text:p>
      <text:p text:style-name="P3"/>
      <text:p text:style-name="P3"/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/text:p>
      <text:p text:style-name="P2"/>
      <text:p text:style-name="P7">%=LETTRE_PARA2=%</text:p>
      <text:p text:style-name="P2"/>
      <text:p text:style-name="P6">%=LETTRE_PARA3=%</text:p>
      <text:p text:style-name="P8"/>
      <text:p text:style-name="P12"/>
      <text:p text:style-name="P13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6-10-31T12:41:28.83</dc:date>
    <meta:print-date>2008-11-18T12:45:06</meta:print-date>
    <meta:editing-cycles>275</meta:editing-cycles>
    <meta:editing-duration>PT19H42M41S</meta:editing-duration>
    <meta:document-statistic meta:table-count="1" meta:image-count="0" meta:object-count="0" meta:page-count="1" meta:paragraph-count="8" meta:word-count="10" meta:character-count="155"/>
    <meta:user-defined meta:name="Info 1"/>
    <meta:user-defined meta:name="Info 2"/>
    <meta:user-defined meta:name="Info 3"/>
    <meta:user-defined meta:name="Info 4"/>
  </office:meta>
</office:document-meta>
</file>